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A</mi>
        <mi>N</mi>
      </msub>
      <mrow>
        <mi/>
        <mo stretchy="false">=</mo>
        <mi/>
      </mrow>
      <mrow>
        <munderover>
          <mo stretchy="false">∑</mo>
          <mrow>
            <mi>i</mi>
            <mrow>
              <mi/>
              <mo stretchy="false">=</mo>
              <mi/>
            </mrow>
            <mn>1</mn>
          </mrow>
          <mi>N</mi>
        </munderover>
        <mi/>
      </mrow>
      <msubsup>
        <mi>A</mi>
        <mn>1</mn>
        <mrow>
          <mrow>
            <mo stretchy="false">(</mo>
            <mrow>
              <mi>i</mi>
            </mrow>
            <mo stretchy="false">)</mo>
          </mrow>
        </mrow>
      </msubsup>
      <mrow>
        <mi/>
        <mo stretchy="false">+</mo>
        <mi/>
      </mrow>
      <mfrac>
        <mn>1</mn>
        <mn>2</mn>
      </mfrac>
      <mi/>
      <mrow>
        <munderover>
          <mo stretchy="false">∑</mo>
          <mrow>
            <mi>i</mi>
            <mi>,</mi>
            <mi>j</mi>
          </mrow>
          <mrow>
            <mi>i</mi>
            <mrow>
              <mi/>
              <mo stretchy="false">≠</mo>
              <mi/>
            </mrow>
            <mi>j</mi>
          </mrow>
        </munderover>
        <mi/>
      </mrow>
      <msubsup>
        <mi>A</mi>
        <mn>2</mn>
        <mrow>
          <mrow>
            <mo stretchy="false">(</mo>
            <mrow>
              <mi>i</mi>
              <mi>,</mi>
              <mi>j</mi>
            </mrow>
            <mo stretchy="false">)</mo>
          </mrow>
        </mrow>
      </msubsup>
    </mrow>
    <annotation encoding="StarMath 5.0">A _N ~=~ 
sum from {i `=` 1} to N ` A _1 ^{(i)} ~+~ 1 over 2 ` 
sum from {i , j} to {i `&lt;&gt;` j} ` A _2 ^{(i,j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46:52.823000000</meta:creation-date>
    <meta:generator>LibreOffice/4.1.4.2$Windows_x86 LibreOffice_project/0a0440ccc0227ad9829de5f46be37cfb6edcf72</meta:generator>
  </office:meta>
</office:document-meta>
</file>